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f3e" officeooo:paragraph-rsid="000c4f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naire</text:p>
      <text:p text:style-name="P1"><text:tab/>QuestionnaireGroup</text:p>
      <text:p text:style-name="P1">Group</text:p>
      <text:p text:style-name="P1"><text:tab/>GroupSection</text:p>
      <text:p text:style-name="P1">Section</text:p>
      <text:p text:style-name="P1"><text:tab/>SectionQuestion</text:p>
      <text:p text:style-name="P1">Question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6T10:23:44.426786466</meta:creation-date>
    <dc:date>2022-08-06T10:28:30.845397249</dc:date>
    <meta:editing-duration>PT4M4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7" meta:word-count="7" meta:character-count="81" meta:non-whitespace-character-count="78"/>
  </office:meta>
</office:document-meta>
</file>